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fr" fo:country="FR" officeooo:rsid="000bc8cb" officeooo:paragraph-rsid="000bc8cb" style:font-size-asian="10.5pt"/>
    </style:style>
    <style:style style:name="P2" style:family="paragraph" style:parent-style-name="Standard">
      <style:text-properties fo:language="fr" fo:country="FR" officeooo:rsid="000bc8cb" officeooo:paragraph-rsid="00146f28" style:font-size-asian="10.5pt"/>
    </style:style>
    <style:style style:name="P3" style:family="paragraph" style:parent-style-name="Standard">
      <style:text-properties fo:language="fr" fo:country="FR" officeooo:rsid="000d08d0" officeooo:paragraph-rsid="000d08d0" style:font-size-asian="10.5pt"/>
    </style:style>
    <style:style style:name="P4" style:family="paragraph" style:parent-style-name="Standard">
      <style:text-properties fo:language="fr" fo:country="FR" officeooo:rsid="000d08d0" officeooo:paragraph-rsid="00146f28" style:font-size-asian="10.5pt"/>
    </style:style>
    <style:style style:name="P5" style:family="paragraph" style:parent-style-name="Standard">
      <style:text-properties fo:language="fr" fo:country="FR" officeooo:rsid="000d08d0" officeooo:paragraph-rsid="001bf6f7" style:font-size-asian="10.5pt"/>
    </style:style>
    <style:style style:name="P6" style:family="paragraph" style:parent-style-name="Standard">
      <style:text-properties fo:language="fr" fo:country="FR" officeooo:rsid="000efcb6" officeooo:paragraph-rsid="000efcb6" style:font-size-asian="10.5pt"/>
    </style:style>
    <style:style style:name="P7" style:family="paragraph" style:parent-style-name="Standard">
      <style:text-properties fo:language="fr" fo:country="FR" officeooo:rsid="001db463" officeooo:paragraph-rsid="001db463" style:font-size-asian="10.5pt"/>
    </style:style>
    <style:style style:name="P8" style:family="paragraph" style:parent-style-name="Standard">
      <style:text-properties fo:language="fr" fo:country="FR" style:text-underline-style="solid" style:text-underline-width="auto" style:text-underline-color="font-color" officeooo:rsid="001db463" officeooo:paragraph-rsid="001db463" style:font-size-asian="10.5pt"/>
    </style:style>
    <style:style style:name="P9" style:family="paragraph" style:parent-style-name="Standard">
      <style:text-properties fo:language="fr" fo:country="FR" style:text-underline-style="solid" style:text-underline-width="auto" style:text-underline-color="font-color" officeooo:rsid="000bc8cb" officeooo:paragraph-rsid="000bc8cb" style:font-size-asian="10.5pt"/>
    </style:style>
    <style:style style:name="T1" style:family="text">
      <style:text-properties officeooo:rsid="000d08d0"/>
    </style:style>
    <style:style style:name="T2" style:family="text">
      <style:text-properties officeooo:rsid="000efcb6"/>
    </style:style>
    <style:style style:name="T3" style:family="text">
      <style:text-properties officeooo:rsid="000ff850"/>
    </style:style>
    <style:style style:name="T4" style:family="text">
      <style:text-properties officeooo:rsid="0011e514"/>
    </style:style>
    <style:style style:name="T5" style:family="text">
      <style:text-properties officeooo:rsid="00146f28"/>
    </style:style>
    <style:style style:name="T6" style:family="text">
      <style:text-properties officeooo:rsid="001dbe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tructure de données :</text:p>
      <text:p text:style-name="P7">Les informations des Villes et Routes sont stockées en 2 listes.</text:p>
      <text:p text:style-name="P7">À partir de la liste des Routes, on construire une matrice d’adjacence qui va etre utilisé pour l’algorithme. <text:span text:style-name="T6">La matrice sera construite en fonction des paramètres saisies par l’utilisateur.</text:span></text:p>
      <text:p text:style-name="P7"/>
      <text:p text:style-name="P7">Les deux listes Villes et Routes ne sont utilisées que dans la fonction trajetRetracer, ou quand on veut vérifier les attributs booléens.</text:p>
      <text:p text:style-name="P7"/>
      <text:p text:style-name="P9">L’algorithme proposé : </text:p>
      <text:p text:style-name="P1">L’A Étoile (A*): A* est un algorithme de recherche de chemin dans un graphe entre un nœud initial et un nœud final. Il utilise une évaluation heuristique sur chaque nœud pour estimer le meilleur chemin y passant, et visite ensuite les nœuds par ordre de cette évaluation heuristique.</text:p>
      <text:p text:style-name="P3">- Description :</text:p>
      <text:p text:style-name="P3"><text:tab/><text:span text:style-name="T4">1.</text:span> <text:span text:style-name="T2">Il commence à un nœud choisi (ville de départ) et l’ajoute à une liste d’attente.<text:tab/></text:span></text:p>
      <text:p text:style-name="P6"><text:span text:style-name="T3"><text:tab/>2. Il puis rétire le nœud/ la ville avec l’évaluation heuristique la plus petite.</text:span></text:p>
      <text:p text:style-name="P6"><text:span text:style-name="T4"><text:tab/>3. L’algorithme se termine quand la ville retirée est la destination ou quand il y a aucune ville restant dans la liste d’attente. Si non, toutes ses villes voisines seront ajoutées à la liste. Ensuite il retourne à l’étape 2.</text:span></text:p>
      <text:p text:style-name="P2">- <text:span text:style-name="T1">Les fonctions heuristiques utilisées:</text:span></text:p>
      <text:p text:style-name="P4"><text:tab/>+ g(x): La somme optimale depuis la ville initial à la ville x.</text:p>
      <text:p text:style-name="P5"><text:tab/>+ h(x): La distance aérienne entre la ville destinataire et la ville x. <text:span text:style-name="T3">La distance aérienne est la plus courte distance entre 2 villes, cela donc assuréra une heuristique admissible.</text:span></text:p>
      <text:p text:style-name="P5"><text:span text:style-name="T3"><text:tab/><text:tab/>h(x) est calculée par les coordonnées de la destination et de la ville x.</text:span></text:p>
      <text:p text:style-name="P1">- Les avantages :</text:p>
      <text:p text:style-name="P1"><text:tab/>+ On n’a pas besoin de prétraitement</text:p>
      <text:p text:style-name="P1"><text:tab/>+ Il ne consomme que peu de mémoire</text:p>
      <text:p text:style-name="P1"><text:tab/><text:span text:style-name="T5">+ Avec une bonne évaluation heuristique, l’A* est plus efficace que les autres algorithmes comme Ford-Bellman ou Dijkstra. Dans la plupart de cas, bien que l’A* soit plus lent, il donne des parcours plus favorable qu’un algorithme glouton.</text:span></text:p>
      <text:p text:style-name="P3">- Amélioration :</text:p>
      <text:p text:style-name="P3"><text:tab/>+ On peut remplacer la liste <text:span text:style-name="T3">d’attente</text:span> par un tas minimale, qui va donner la valeur minimum actuelle en O(log n) en temps, par rapport à O(n) d’une recherche linéaire.</text:p>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16:03:42.913727280</meta:creation-date>
    <dc:date>2019-04-08T17:01:54.912579105</dc:date>
    <meta:editing-duration>PT35M14S</meta:editing-duration>
    <meta:editing-cycles>14</meta:editing-cycles>
    <meta:generator>LibreOffice/5.1.6.2$Linux_X86_64 LibreOffice_project/10m0$Build-2</meta:generator>
    <meta:document-statistic meta:table-count="0" meta:image-count="0" meta:object-count="0" meta:page-count="1" meta:paragraph-count="20" meta:word-count="342" meta:character-count="2005" meta:non-whitespace-character-count="1670"/>
  </office:meta>
</office:document-meta>
</file>